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b7c1e4"/>
    </style:style>
    <style:style style:name="ce46" style:family="table-cell" style:parent-style-name="Default" style:data-style-name="N100">
      <style:table-cell-properties fo:background-color="#bfebe9"/>
    </style:style>
    <style:style style:name="ce47" style:family="table-cell" style:parent-style-name="Default">
      <style:table-cell-properties fo:background-color="#e8e8e8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41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75.93$</text:p>
          </table:table-cell>
          <table:table-cell table:number-columns-repeated="99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43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5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7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5">
          <table:table-cell table:style-name="ce4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.00.0000</text:date>, <text:time style:data-style-name="N2" text:time-value="14:58:46.95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6T06:57:51.866000000</dc:date>
    <meta:editing-duration>P10DT6H32M21S</meta:editing-duration>
    <meta:editing-cycles>4459</meta:editing-cycles>
    <meta:document-statistic meta:table-count="6" meta:cell-count="12334" meta:object-count="0"/>
    <meta:user-defined meta:name="qrichtext">1</meta:user-defined>
  </office:meta>
</office:document-meta>
</file>